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4" style:family="table">
      <style:table-properties style:width="12.94cm" table:align="center"/>
    </style:style>
    <style:style style:name="Tableau4.A" style:family="table-column">
      <style:table-column-properties style:column-width="12.94cm"/>
    </style:style>
    <style:style style:name="Tableau4.A1" style:family="table-cell">
      <style:table-cell-properties fo:padding="0.097cm" fo:border="0.002cm solid #000000"/>
    </style:style>
    <style:style style:name="Tableau5" style:family="table">
      <style:table-properties style:width="11.411cm" table:align="center"/>
    </style:style>
    <style:style style:name="Tableau5.A" style:family="table-column">
      <style:table-column-properties style:column-width="11.411cm"/>
    </style:style>
    <style:style style:name="Tableau5.A1" style:family="table-cell">
      <style:table-cell-properties fo:padding="0.097cm" fo:border="0.002cm solid #000000"/>
    </style:style>
    <style:style style:name="Tableau6" style:family="table">
      <style:table-properties style:width="10.509cm" table:align="center"/>
    </style:style>
    <style:style style:name="Tableau6.A" style:family="table-column">
      <style:table-column-properties style:column-width="10.509cm"/>
    </style:style>
    <style:style style:name="Tableau6.A1" style:family="table-cell">
      <style:table-cell-properties fo:padding="0.097cm" fo:border="0.002cm solid #000000"/>
    </style:style>
    <style:style style:name="Tableau7" style:family="table">
      <style:table-properties style:width="7.96cm" table:align="center"/>
    </style:style>
    <style:style style:name="Tableau7.A" style:family="table-column">
      <style:table-column-properties style:column-width="7.96cm"/>
    </style:style>
    <style:style style:name="Tableau7.A1" style:family="table-cell">
      <style:table-cell-properties fo:padding="0.097cm" fo:border="0.002cm solid #000000"/>
    </style:style>
    <style:style style:name="Tableau8" style:family="table">
      <style:table-properties style:width="10.74cm" table:align="center"/>
    </style:style>
    <style:style style:name="Tableau8.A" style:family="table-column">
      <style:table-column-properties style:column-width="6.137cm"/>
    </style:style>
    <style:style style:name="Tableau8.B" style:family="table-column">
      <style:table-column-properties style:column-width="4.604cm"/>
    </style:style>
    <style:style style:name="Tableau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8.B1" style:family="table-cell">
      <style:table-cell-properties fo:padding="0.097cm" fo:border="0.002cm solid #000000"/>
    </style:style>
    <style:style style:name="Tableau10" style:family="table">
      <style:table-properties style:width="16.928cm" fo:margin-left="0.071cm" fo:margin-right="0cm" table:align="margins"/>
    </style:style>
    <style:style style:name="Tableau10.A" style:family="table-column">
      <style:table-column-properties style:column-width="8.417cm" style:rel-column-width="32586*"/>
    </style:style>
    <style:style style:name="Tableau10.B" style:family="table-column">
      <style:table-column-properties style:column-width="8.511cm" style:rel-column-width="32949*"/>
    </style:style>
    <style:style style:name="Tableau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0.B1" style:family="table-cell">
      <style:table-cell-properties fo:padding="0.097cm" fo:border="0.002cm solid #000000"/>
    </style:style>
    <style:style style:name="Tableau9" style:family="table">
      <style:table-properties style:width="14.259cm" table:align="center"/>
    </style:style>
    <style:style style:name="Tableau9.A" style:family="table-column">
      <style:table-column-properties style:column-width="7.174cm"/>
    </style:style>
    <style:style style:name="Tableau9.B" style:family="table-column">
      <style:table-column-properties style:column-width="7.086cm"/>
    </style:style>
    <style:style style:name="Tableau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9.B1" style:family="table-cell">
      <style:table-cell-properties fo:padding="0.097cm" fo:border="0.002cm solid #000000"/>
    </style:style>
    <style:style style:name="P1" style:family="paragraph" style:parent-style-name="Standard">
      <style:paragraph-properties fo:line-height="150%"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line-height="150%"/>
      <style:text-properties fo:font-size="10pt" style:font-size-asian="10pt" style:font-size-complex="10pt"/>
    </style:style>
    <style:style style:name="P3" style:family="paragraph" style:parent-style-name="Standard">
      <style:paragraph-properties fo:line-height="150%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line-height="150%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150%"/>
      <style:text-properties fo:font-size="10pt" style:text-underline-style="solid" style:text-underline-width="auto" style:text-underline-color="font-color" style:font-size-asian="10pt" style:font-size-complex="10pt"/>
    </style:style>
    <style:style style:name="P6" style:family="paragraph" style:parent-style-name="Standard">
      <style:paragraph-properties fo:line-height="150%"/>
      <style:text-properties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150%"/>
      <style:text-properties fo:font-size="10pt" fo:language="en" fo:country="GB" style:font-size-asian="10pt" style:font-size-complex="10pt"/>
    </style:style>
    <style:style style:name="P8" style:family="paragraph" style:parent-style-name="Standard">
      <style:paragraph-properties fo:line-height="150%" fo:text-align="center" style:justify-single-word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9" style:family="paragraph" style:parent-style-name="Standard">
      <style:paragraph-properties fo:line-height="150%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line-height="150%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line-height="150%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2" style:family="paragraph" style:parent-style-name="Standard">
      <style:paragraph-properties fo:margin-left="0cm" fo:margin-right="0cm" fo:line-height="150%" fo:text-indent="0cm" style:auto-text-indent="false"/>
    </style:style>
    <style:style style:name="P13" style:family="paragraph" style:parent-style-name="Standard">
      <style:paragraph-properties fo:margin-left="0cm" fo:margin-right="0cm" fo:line-height="150%" fo:text-indent="0cm" style:auto-text-indent="false"/>
      <style:text-properties fo:font-size="10pt" style:font-size-asian="10pt" style:font-size-complex="10pt"/>
    </style:style>
    <style:style style:name="P14" style:family="paragraph" style:parent-style-name="Text_20_body">
      <style:paragraph-properties fo:margin-left="0cm" fo:margin-right="0cm" fo:line-height="150%" fo:text-indent="0cm" style:auto-text-indent="false"/>
    </style:style>
    <style:style style:name="P15" style:family="paragraph" style:parent-style-name="Text_20_body">
      <style:paragraph-properties fo:margin-left="0cm" fo:margin-right="0cm" fo:line-height="150%" fo:text-indent="0cm" style:auto-text-indent="false"/>
      <style:text-properties fo:font-variant="normal" fo:text-transform="none" fo:color="#000000" style:font-name="Times New Roman" fo:font-size="10pt" fo:letter-spacing="normal" fo:font-style="normal" fo:font-weight="normal" style:font-size-asian="10pt" style:font-size-complex="10pt"/>
    </style:style>
    <style:style style:name="P16" style:family="paragraph" style:parent-style-name="Heading_20_4">
      <style:paragraph-properties fo:margin-left="0cm" fo:margin-right="0cm" fo:line-height="150%" fo:text-indent="0cm" style:auto-text-indent="false"/>
      <style:text-properties fo:font-variant="normal" fo:text-transform="none" fo:color="#000000" style:font-name="Times New Roman" fo:font-size="12pt" fo:letter-spacing="normal" fo:font-style="normal" style:text-underline-style="solid" style:text-underline-width="auto" style:text-underline-color="font-color" fo:font-weight="bold" style:font-size-asian="12pt" style:font-size-complex="12pt"/>
    </style:style>
    <style:style style:name="P17" style:family="paragraph" style:parent-style-name="Preformatted_20_Text">
      <style:paragraph-properties fo:margin-left="0cm" fo:margin-right="0cm" fo:line-height="100%" fo:text-indent="0cm" style:auto-text-indent="false"/>
      <style:text-properties fo:font-variant="normal" fo:text-transform="none" fo:color="#000000" style:font-name="Times New Roman" fo:font-size="10pt" fo:letter-spacing="normal" fo:font-style="normal" fo:font-weight="normal" style:font-size-asian="10pt" style:font-size-complex="10pt"/>
    </style:style>
    <style:style style:name="P18" style:family="paragraph" style:parent-style-name="Standard">
      <style:paragraph-properties fo:margin-left="1.251cm" fo:margin-right="0cm" fo:line-height="100%" fo:text-indent="0cm" style:auto-text-indent="false"/>
      <style:text-properties fo:font-size="10pt" style:font-size-asian="10pt" style:font-size-complex="10pt"/>
    </style:style>
    <style:style style:name="P19" style:family="paragraph" style:parent-style-name="Standard">
      <style:paragraph-properties fo:margin-left="1.251cm" fo:margin-right="0cm" fo:line-height="150%" fo:text-indent="0cm" style:auto-text-indent="false"/>
      <style:text-properties fo:font-size="10pt" style:font-size-asian="10pt" style:font-size-complex="10pt"/>
    </style:style>
    <style:style style:name="P20" style:family="paragraph" style:parent-style-name="Standard">
      <style:paragraph-properties fo:margin-left="1.251cm" fo:margin-right="0cm" fo:line-height="150%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left="1.251cm" fo:margin-right="0cm" fo:line-height="150%" fo:text-indent="0cm" style:auto-text-indent="false"/>
      <style:text-properties fo:font-size="10pt" fo:language="en" fo:country="GB" fo:font-weight="bold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left="1.251cm" fo:margin-right="0cm" fo:line-height="150%" fo:text-indent="0cm" style:auto-text-indent="false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left="1.251cm" fo:margin-right="0cm" fo:line-height="100%" fo:text-indent="0cm" style:auto-text-indent="false"/>
      <style:text-properties style:font-name="Times New Roman" fo:font-size="10pt" style:text-underline-style="none" fo:font-weight="bold" style:font-size-asian="10pt" style:font-weight-asian="bold" style:font-size-complex="10pt" style:font-weight-complex="bold"/>
    </style:style>
    <style:style style:name="P24" style:family="paragraph" style:parent-style-name="Preformatted_20_Text">
      <style:paragraph-properties fo:margin-left="1.251cm" fo:margin-right="0cm" fo:line-height="100%" fo:text-indent="0cm" style:auto-text-indent="false"/>
      <style:text-properties fo:font-variant="normal" fo:text-transform="none" fo:color="#000000" style:font-name="Times New Roman" fo:font-size="10pt" fo:letter-spacing="normal" fo:font-style="normal" fo:font-weight="normal" style:font-size-asian="10pt" style:font-size-complex="10pt"/>
    </style:style>
    <style:style style:name="P25" style:family="paragraph" style:parent-style-name="Preformatted_20_Text">
      <style:paragraph-properties fo:margin-top="0cm" fo:margin-bottom="0.499cm" fo:line-height="100%"/>
      <style:text-properties fo:font-variant="normal" fo:text-transform="none" fo:color="#000000" style:font-name="Times New Roman" fo:font-size="10pt" fo:letter-spacing="normal" fo:font-style="normal" fo:font-weight="normal" style:font-size-asian="10pt" style:font-size-complex="10pt"/>
    </style:style>
    <style:style style:name="P26" style:family="paragraph" style:parent-style-name="Heading_20_1">
      <style:paragraph-properties fo:break-before="page"/>
      <style:text-properties fo:font-size="12pt" style:font-size-asian="12pt" style:font-size-complex="12pt"/>
    </style:style>
    <style:style style:name="P27" style:family="paragraph" style:parent-style-name="Standard">
      <style:paragraph-properties fo:line-height="150%" fo:break-before="pag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8" style:family="paragraph" style:parent-style-name="Heading_20_1">
      <style:paragraph-properties fo:line-height="150%"/>
      <style:text-properties fo:font-size="12pt" style:text-underline-style="solid" style:text-underline-width="auto" style:text-underline-color="font-color" style:font-size-asian="12pt" style:font-size-complex="12pt"/>
    </style:style>
    <style:style style:name="P29" style:family="paragraph" style:parent-style-name="Heading_20_1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P30" style:family="paragraph" style:parent-style-name="Heading_20_4">
      <style:paragraph-properties fo:line-height="150%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1" style:family="paragraph" style:parent-style-name="Standard">
      <style:paragraph-properties fo:line-height="150%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P32" style:family="paragraph" style:parent-style-name="Standard" style:list-style-name="L1">
      <style:paragraph-properties fo:line-height="150%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fo:language="en" fo:country="GB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variant="normal" fo:text-transform="none" fo:color="#000000" style:font-name="Times New Roman" fo:font-size="10pt" fo:letter-spacing="normal" fo:font-style="normal" fo:font-weight="normal" style:font-size-asian="10pt" style:font-size-complex="10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0pt" fo:font-weight="bold" style:font-size-asian="10pt" style:font-weight-asian="bold" style:font-size-complex="10pt" style:font-weight-complex="bold"/>
    </style:style>
    <style:style style:name="T13" style:family="text">
      <style:text-properties fo:font-size="10pt" fo:font-weight="normal" style:font-size-asian="10pt" style:font-weight-asian="normal" style:font-size-complex="10pt" style:font-weight-complex="normal"/>
    </style:style>
    <style:style style:name="T14" style:family="text">
      <style:text-properties fo:font-weight="normal" style:font-weight-asian="normal" style:font-weight-complex="normal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2 Informatique Logiciel et Image</text:p>
      <text:p text:style-name="P1">TD1 C++</text:p>
      <text:p text:style-name="P8">Références, mot-clé const, surcharge de fonctions, valeurs par défaut des paramètres d'une fonction</text:p>
      <text:p text:style-name="P8">opérateurs new et delete</text:p>
      <text:p text:style-name="Heading_20_1">Exercice 1 : Manipulation de références sur des types primitifs</text:p>
      <text:p text:style-name="P2"><text:span text:style-name="T1">Rappel :</text:span><text:span text:style-name="T4"> </text:span>une référence en C++ est un pointeur "caché". En utilisant une référence, on crée un alias de la variable référencée, c'est à dire un autre nom qui désigne la même adresse. </text:p>
      <text:p text:style-name="P2">Pour les paramètres de fonction ou méthodes, une référence sera donc non pas une copie de la variable transmise en argument, mais la même variable.</text:p>
      <text:p text:style-name="P2"/>
      <text:p text:style-name="P2">Pour bien comprendre comment fonctionnent les références, implémenter les exemples suivants et commenter les résultats obtenus. Coder ces fonctions directement dans le fichier <text:span text:style-name="T3">main.cpp.</text:span> </text:p>
      <text:p text:style-name="P2"/>
      <text:p text:style-name="P2">Ces premiers exemples utilisent des<text:span text:style-name="T3"> fonctions externes comme en langage C.</text:span></text:p>
      <text:p text:style-name="P2">Le code de main() est commun aux deux exemples.</text:p>
      <text:p text:style-name="P2">Les 2 fonctions void fonc(long j) et void fonc(long &amp; j) peuvent-elles être définies en tant que fonctions externes au sein d'un même projet? Pourquoi? </text:p>
      <text:p text:style-name="P2"/>
      <text:p text:style-name="P3"><text:span text:style-name="T4"><text:tab/></text:span>Exemple 1 : sans utiliser de référence :</text:p>
      <text:p text:style-name="P2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3">// j est un paramètre "normal", il reçoit une copie de la valeur passée en argument</text:p>
            <text:p text:style-name="P13">void fonc(long j) {</text:p>
            <text:p text:style-name="P13"><text:tab/>cout &lt;&lt; "adresse de j :" &lt;&lt; &amp;j;</text:p>
            <text:p text:style-name="P13"><text:tab/>cout &lt;&lt; "dans fonc(), valeur de j avant incrément :" &lt;&lt; j &lt;&lt; endl;</text:p>
            <text:p text:style-name="P13"><text:tab/>j++;</text:p>
            <text:p text:style-name="P13"><text:tab/>cout &lt;&lt; ''dans fonc(), valeur de j apres incrément :" &lt;&lt; j &lt;&lt; endl;<text:tab/>return;</text:p>
            <text:p text:style-name="P13">}</text:p>
          </table:table-cell>
        </table:table-row>
      </table:table>
      <text:p text:style-name="P2"/>
      <text:p text:style-name="P3"><text:span text:style-name="T4"><text:tab/></text:span>Exemple 2 : en utilisant une référence</text:p>
      <text:p text:style-name="P4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6"><text:s/>// j est une référence : il s'agit donc de la variable <text:s/>passée en argument</text:p>
            <text:p text:style-name="P6">// Regarder les adresses affichées</text:p>
            <text:p text:style-name="P2">void fonc(long &amp;j){</text:p>
            <text:p text:style-name="P2"><text:tab/>cout &lt;&lt; "adresse de j :" &lt;&lt; &amp;j;</text:p>
            <text:p text:style-name="P2"><text:tab/>cout &lt;&lt; "dans fonc(), valeur de j avant incrément :" &lt;&lt; j &lt;&lt; endl;</text:p>
            <text:p text:style-name="P2"><text:tab/>j++;</text:p>
            <text:p text:style-name="P2"><text:tab/>cout &lt;&lt; dans fonc(), valeur de j apres incrément :" &lt;&lt; j &lt;&lt; endl;</text:p>
            <text:p text:style-name="P2"><text:tab/>return;</text:p>
            <text:p text:style-name="P13">}</text:p>
          </table:table-cell>
        </table:table-row>
      </table:table>
      <text:p text:style-name="P2"><text:soft-page-break/><text:span text:style-name="T5"><text:tab/></text:span><text:span text:style-name="T2">Fonction main :</text:span></text:p>
      <text:p text:style-name="P2"><text:tab/></text:p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2">int main(int argc, char *argv[]){</text:p>
            <text:p text:style-name="P2"><text:tab/>long i;</text:p>
            <text:p text:style-name="P2"><text:tab/>i = 4;</text:p>
            <text:p text:style-name="P2"><text:tab/>cout &lt;&lt; " adresse de i : " &lt;&lt; &amp;i &lt;&lt; endl;</text:p>
            <text:p text:style-name="P2"><text:tab/>cout &lt;&lt; " dans main(), valeur de i avant fonc() " &lt;&lt; i &lt;&lt; endl;</text:p>
            <text:p text:style-name="P2"><text:tab/>fonc(i);</text:p>
            <text:p text:style-name="P2"><text:tab/>cout &lt;&lt; " dans main(), valeur de i apres fonc() " &lt;&lt; i &lt;&lt; endl;</text:p>
            <text:p text:style-name="P2"><text:tab/>return 0;</text:p>
            <text:p text:style-name="P2">}</text:p>
          </table:table-cell>
        </table:table-row>
      </table:table>
      <text:p text:style-name="P2"/>
      <text:p text:style-name="P28">Exercice 2 : Manipulation de références sur des objets</text:p>
      <text:p text:style-name="P3"><text:span text:style-name="T4"><text:tab/></text:span>Exemple 1 : sans utiliser de référence :</text:p>
      <text:p text:style-name="P2"><text:tab/>Implémenter la classe suivante dans un <text:span text:style-name="T3">fichier ouch.h.</text:span></text:p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2">class ouch{</text:p>
            <text:p text:style-name="P2">private :</text:p>
            <text:p text:style-name="P19">long a;</text:p>
            <text:p text:style-name="P2">public :</text:p>
            <text:p text:style-name="P2"><text:tab/>ouch() {a = 0;}</text:p>
            <text:p text:style-name="P2"><text:tab/>~ouch() {}</text:p>
            <text:p text:style-name="P2"><text:tab/><text:span text:style-name="T6">void incr(long n) {a <text:s/>= <text:s/>a + n;}</text:span></text:p>
            <text:p text:style-name="P7"><text:tab/>void print() { cout &lt;&lt; "a = " &lt;&lt; a &lt;&lt; endl; }</text:p>
            <text:p text:style-name="P2">};</text:p>
          </table:table-cell>
        </table:table-row>
      </table:table>
      <text:p text:style-name="P2"/>
      <text:p text:style-name="P2"/>
      <text:p text:style-name="P2"><text:tab/>Puis le code suivant <text:s/>dans une <text:span text:style-name="T3">fichier main.cpp</text:span> : </text:p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2">void fonc(ouch objet)</text:p>
            <text:p text:style-name="P2">{</text:p>
            <text:p text:style-name="P2"><text:tab/>cout &lt;&lt; "debut fonc()" &lt;&lt; endl;</text:p>
            <text:p text:style-name="P2"><text:tab/>objet.print();</text:p>
            <text:p text:style-name="P2"><text:tab/>objet.incr(2);</text:p>
            <text:p text:style-name="P2"><text:tab/>objet.print();</text:p>
            <text:p text:style-name="P2"><text:tab/>cout &lt;&lt; "fin fonc()" &lt;&lt; endl;</text:p>
            <text:p text:style-name="P2">}</text:p>
          </table:table-cell>
          <table:table-cell table:style-name="Tableau8.B1" office:value-type="string">
            <text:p text:style-name="P2">int main(int argc, char *argv)</text:p>
            <text:p text:style-name="P2">{</text:p>
            <text:p text:style-name="P2"><text:tab/>ouch o;</text:p>
            <text:p text:style-name="P2"><text:tab/>o.print();</text:p>
            <text:p text:style-name="P2"><text:tab/>o.incr(4);</text:p>
            <text:p text:style-name="P2"><text:tab/>o.print();</text:p>
            <text:p text:style-name="P2"><text:tab/>fonc(o);</text:p>
            <text:p text:style-name="P2"><text:tab/>o.print();</text:p>
            <text:p text:style-name="P2">}</text:p>
            <text:p text:style-name="P2"/>
          </table:table-cell>
        </table:table-row>
      </table:table>
      <text:p text:style-name="P2"/>
      <text:p text:style-name="P2"><text:tab/>Que se passe-t-il à l'exécution ?</text:p>
      <text:p text:style-name="P2"/>
      <text:p text:style-name="P31"><text:tab/></text:p>
      <text:p text:style-name="P22"><text:soft-page-break/>Exemple 2 : en utilisant de référence</text:p>
      <text:p text:style-name="P2"><text:tab/>Modifier simplement l'entête de la fonction <text:span text:style-name="T7">fonc() </text:span>de la manière suivante :<text:span text:style-name="T3">void fonc(ouch&amp; objet)</text:span></text:p>
      <text:p text:style-name="P2"/>
      <text:p text:style-name="P2"><text:tab/>Que se passe-t-il à l'exécution ?</text:p>
      <text:p text:style-name="P2"/>
      <text:p text:style-name="P2"><text:tab/>Que se passe-t-il après la modification suivante de l'<text:span text:style-name="T7">entête de fonc() :</text:span></text:p>
      <text:p text:style-name="P20">void fonc(const ouch&amp; objet)</text:p>
      <text:p text:style-name="P2"/>
      <text:p text:style-name="P2"><text:tab/>En fait le compilateur se plaint car le paramètre objet doit être <text:span text:style-name="T3">const</text:span>, et les méthodes appelées (print() et incr()) <text:tab/>ne le sont pas.</text:p>
      <text:p text:style-name="P2"/>
      <text:p text:style-name="P2"><text:tab/>Pour remédier à ceci, modifier les méthodes de la <text:span text:style-name="T3">classe ouch </text:span>pour qu'elles soient <text:span text:style-name="T3">const</text:span> de la manière suivante </text:p>
      <text:p text:style-name="P21">void incr(long n) const {a = a+n;}</text:p>
      <text:p text:style-name="P20">void print() const {cout &lt;&lt; "a = " &lt;&lt; a &lt;&lt; endl;}</text:p>
      <text:p text:style-name="P2"/>
      <text:p text:style-name="P2"><text:tab/>Que se passe-t-il à la compilation ?</text:p>
      <text:p text:style-name="P2"/>
      <text:h text:style-name="P30" text:outline-level="4">Exercice n° 3 Fonction identité, accès à un tableau</text:h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14"><text:span text:style-name="T10">a) Écrire une fonction </text:span><text:span text:style-name="Teletype"><text:span text:style-name="T10">hop </text:span></text:span><text:span text:style-name="T10">de sorte que l'on puisse écrire :</text:span></text:p>
            <text:p text:style-name="P17">int main() </text:p>
            <text:p text:style-name="P17">{</text:p>
            <text:p text:style-name="P24">int x;</text:p>
            <text:p text:style-name="P24">hop(x) = 4;</text:p>
            <text:p text:style-name="P24">cout &lt;&lt; x &lt;&lt; endl; // affiche 4</text:p>
            <text:p text:style-name="P24">return 0;</text:p>
            <text:p text:style-name="P17">}</text:p>
          </table:table-cell>
          <table:table-cell table:style-name="Tableau10.B1" office:value-type="string">
            <text:p text:style-name="P12"><text:span text:style-name="T10">b) Ecrire une fonction </text:span><text:span text:style-name="Teletype"><text:span text:style-name="T10">hip </text:span></text:span><text:span text:style-name="T10">de sorte que l'on puisse écrire:</text:span></text:p>
            <text:p text:style-name="P17">int main()</text:p>
            <text:p text:style-name="P17">{</text:p>
            <text:p text:style-name="P24">int t[6];</text:p>
            <text:p text:style-name="P24">hip(t,3)=5;</text:p>
            <text:p text:style-name="P24">cout &lt;&lt; t[3] &lt;&lt; endl; // affiche 5</text:p>
            <text:p text:style-name="P24">return 0;</text:p>
            <text:p text:style-name="P25">}</text:p>
          </table:table-cell>
        </table:table-row>
      </table:table>
      <text:h text:style-name="P16" text:outline-level="4"/>
      <text:h text:style-name="P16" text:outline-level="4">Exercice n° 4 Référence et pointeur</text:h>
      <text:p text:style-name="P15"><text:tab/>1) Ecrire une fonction <text:span text:style-name="T9">swap</text:span> d'échange de 2 pointeurs d'entiers de sorte que l'on puisse écrire :</text:p>
      <text:p text:style-name="P18"><text:tab/>void main ( void )</text:p>
      <text:p text:style-name="P18"><text:tab/>{</text:p>
      <text:p text:style-name="P18"><text:tab/><text:tab/>int x = 5, y = 12;</text:p>
      <text:p text:style-name="P18"><text:tab/><text:tab/>int * p1 = &amp;x, * p2 = &amp;y;</text:p>
      <text:p text:style-name="P18"><text:tab/><text:tab/>swap ( p1, p2 );</text:p>
      <text:p text:style-name="P18"><text:tab/><text:tab/>cout &lt;&lt; " *p1 = " &lt;&lt; *p1 &lt;&lt; endl; // affiche 12</text:p>
      <text:p text:style-name="P18"><text:s text:c="4"/><text:tab/><text:tab/>cout &lt;&lt; " *p2 = " &lt;&lt; *p2 &lt;&lt; endl; // affiche 7</text:p>
      <text:p text:style-name="P23"><text:tab/>}</text:p>
      <text:p text:style-name="P29"><text:tab/><text:span text:style-name="T14">2) Utiliser maintenant la fonction </text:span>std::swap<text:span text:style-name="T14"> du C++. </text:span></text:p>
      <text:p text:style-name="P26"><text:span text:style-name="T2">Exercice 5 : S</text:span><text:span text:style-name="T1">urcharge de fonction</text:span></text:p>
      <text:p text:style-name="P2">La surcharge de fonction permet d'avoir plusieurs fonctions ayant le même nom mais avec un nombre de paramètres différents et des paramètres de types différents. </text:p>
      <text:p text:style-name="P2">Implémenter une fonction nommée <text:span text:style-name="T8">func </text:span>qui affiche quelle version est appelée, puis appeller cette fonction avec des arguments de différents types afin de matérialiser la surcharge.</text:p>
      <text:p text:style-name="P2">Il faut 4 versions distinctes de cette fonction.</text:p>
      <text:p text:style-name="P2"/>
      <text:p text:style-name="P5"><text:span text:style-name="T4"><text:tab/></text:span>Exemple :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2">void func(int a, int b)</text:p>
            <text:p text:style-name="P2">{</text:p>
            <text:p text:style-name="P2"><text:tab/>cout &lt;&lt; "func(int, int)" &lt;&lt; endl;</text:p>
            <text:p text:style-name="P2"><text:tab/>return;</text:p>
            <text:p text:style-name="P2">}</text:p>
          </table:table-cell>
          <table:table-cell table:style-name="Tableau9.B1" office:value-type="string">
            <text:p text:style-name="P2">void func(double x)</text:p>
            <text:p text:style-name="P2">{</text:p>
            <text:p text:style-name="P2"><text:tab/>cout &lt;&lt; "func(double)" &lt;&lt; endl;</text:p>
            <text:p text:style-name="P2"><text:tab/>return;</text:p>
            <text:p text:style-name="P2">}</text:p>
            <text:p text:style-name="P2">Etc…</text:p>
          </table:table-cell>
        </table:table-row>
      </table:table>
      <text:p text:style-name="P5"/>
      <text:p text:style-name="P10">Exercice 6 : Surcharge de fonctions, références</text:p>
      <text:p text:style-name="P2">Ecrire une fonction qui échange la valeur de ses deux paramètres de <text:span text:style-name="T7">type char</text:span>, et qui fait en sorte que cet échange soit effectif pour les arguments utilisés lors de l'appel de la fonction en utilisant des références. </text:p>
      <text:p text:style-name="P2">Surchargez cette fonction pour qu'elle échange ses deux paramètres, que ceux-ci soient tous les deux de <text:span text:style-name="T7">type char, long ou double</text:span>.</text:p>
      <text:p text:style-name="P11"/>
      <text:p text:style-name="P10">Exercice 7 : Référence en retour de fonction et lvalue</text:p>
      <text:p text:style-name="P2">Ecrire une <text:span text:style-name="T3">fonction valAt </text:span>qui retourne une référence sur une valeur entière qui est la valeur située dans un<text:span text:style-name="T3"> tableau d'entiers tab</text:span> à l'indice i. tab et i sont fournis en paramètres de la fonction <text:span text:style-name="T3">valAt</text:span>. Ecrire un programme qui affiche le contenu d'un tableau d'entiers en utilisant la fonction <text:span text:style-name="T3">valAt</text:span>. Ecrire un programme qui initialise le contenu d'un tableau d'entiers en utilisant la fonction <text:span text:style-name="T3">valAt</text:span>.</text:p>
      <text:p text:style-name="P3"/>
      <text:p text:style-name="P10">Exercice 8 : Arguments avec des valeurs par défaut</text:p>
      <text:p text:style-name="P2">Ecrire une <text:span text:style-name="T3">fonction somme </text:span>qui retourne la somme de ses paramètres, tous de <text:span text:style-name="T7">type double</text:span>. </text:p>
      <text:p text:style-name="P2">On doit pouvoir appeler cette fonction en lui fournissant entre 0 et 4 arguments.</text:p>
      <text:p text:style-name="P2"/>
      <text:p text:style-name="P27">Exercice 9 : Opérateurs new et delete</text:p>
      <text:list xml:id="list31385919" text:style-name="L1">
        <text:list-item>
          <text:p text:style-name="P32"><text:span text:style-name="T11">Initialiser une référence </text:span><text:span text:style-name="T12">val</text:span><text:span text:style-name="T11"> sur un entier alloué dynamiquement.</text:span></text:p>
        </text:list-item>
        <text:list-item>
          <text:p text:style-name="P32"><text:span text:style-name="T11">Affecter la valeur </text:span><text:span text:style-name="T12">5</text:span><text:span text:style-name="T11"> à l'entier</text:span></text:p>
        </text:list-item>
        <text:list-item>
          <text:p text:style-name="P32"><text:span text:style-name="T11">Initialiser un pointeur </text:span><text:span text:style-name="T12">a</text:span><text:span text:style-name="T11"> sur la référence </text:span><text:span text:style-name="T12">val</text:span><text:span text:style-name="T11">.</text:span></text:p>
        </text:list-item>
        <text:list-item>
          <text:p text:style-name="P32"><text:span text:style-name="T11">Afficher sur la même ligne ; les valeurs de </text:span><text:span text:style-name="T12">a, &amp;val, *a </text:span><text:span text:style-name="T13">et</text:span><text:span text:style-name="T12"> va</text:span><text:span text:style-name="T11">l.</text:span></text:p>
        </text:list-item>
        <text:list-item>
          <text:p text:style-name="P32"><text:span text:style-name="T11">Post incrémenter l'entier via le pointeur </text:span><text:span text:style-name="T12">a</text:span></text:p>
        </text:list-item>
        <text:list-item>
          <text:p text:style-name="P32"><text:span text:style-name="T11">Afficher sur la même ligne ; les valeurs de </text:span><text:span text:style-name="T12">a, &amp;val, *a </text:span><text:span text:style-name="T13">et</text:span><text:span text:style-name="T12"> va</text:span><text:span text:style-name="T11">l.</text:span></text:p>
        </text:list-item>
        <text:list-item>
          <text:p text:style-name="P32"><text:span text:style-name="T11">Post incrémenter l'entier via la référence </text:span><text:span text:style-name="T12">val</text:span></text:p>
        </text:list-item>
        <text:list-item>
          <text:p text:style-name="P32"><text:span text:style-name="T11">Afficher sur la même ligne les valeurs de </text:span><text:span text:style-name="T12">a, &amp;val, *a </text:span><text:span text:style-name="T13">et</text:span><text:span text:style-name="T12"> va</text:span><text:span text:style-name="T11">l.</text:span></text:p>
        </text:list-item>
        <text:list-item>
          <text:p text:style-name="P32"><text:span text:style-name="T11">Désallouer via le pointeur </text:span><text:span text:style-name="T12">a </text:span><text:span text:style-name="T11">la zone allouée dynamiquement </text:span></text:p>
        </text:list-item>
        <text:list-item>
          <text:p text:style-name="P32"><text:span text:style-name="T11">Afficher sur la même ligne les valeurs de </text:span><text:span text:style-name="T12">a, &amp;val, *a </text:span><text:span text:style-name="T13">et</text:span><text:span text:style-name="T12"> va</text:span><text:span text:style-name="T11">l.</text:span></text:p>
        </text:list-item>
        <text:list-item>
          <text:p text:style-name="P32"><text:span text:style-name="T11">Désallouer via la référence </text:span><text:span text:style-name="T12">val </text:span><text:span text:style-name="T11">la zone allouée dynamiquement </text:span></text:p>
        </text:list-item>
        <text:list-item>
          <text:p text:style-name="P32"><text:span text:style-name="T11">Afficher sur la même ligne les valeurs de </text:span><text:span text:style-name="T12">a, &amp;val, *a </text:span><text:span text:style-name="T13">et</text:span><text:span text:style-name="T12"> va</text:span><text:span text:style-name="T11">l.</text:span></text:p>
        </text:list-item>
        <text:list-item>
          <text:p text:style-name="P32"><text:span text:style-name="T11">Désallouer une nouvelle fois via le pointeur </text:span><text:span text:style-name="T12">a </text:span><text:span text:style-name="T11">la zone allouée dynamiquement </text:span></text:p>
        </text:list-item>
        <text:list-item>
          <text:p text:style-name="P32"><text:span text:style-name="T11">Afficher sur la même ligne les valeurs de </text:span><text:span text:style-name="T12">a, &amp;val, *a </text:span><text:span text:style-name="T13">et</text:span><text:span text:style-name="T12"> va</text:span><text:span text:style-name="T11">l.</text:span></text:p>
        </text:list-item>
      </text:list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fo:keep-with-next="always"/>
      <style:text-properties fo:font-size="14pt" fo:font-weight="bold" style:letter-kerning="true" style:font-size-asian="14pt" style:font-weight-asian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Arial Unicode MS" style:font-size-asian="12pt" style:font-weight-asian="bold" style:font-name-complex="Tahoma" style:font-size-complex="12pt" style:font-weight-complex="bold"/>
    </style:style>
    <style:style style:name="Preformatted_20_Text" style:display-name="Preformatted Text" style:family="paragraph" style:parent-style-name="Standard" style:next-style-name="Heading_20_1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Teletype" style:family="text">
      <style:text-properties style:font-name="Courier New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11-04T11:30:16.78</meta:creation-date>
    <dc:date>2017-09-28T11:19:50.23</dc:date>
    <meta:editing-duration>PT02H34M17S</meta:editing-duration>
    <meta:editing-cycles>23</meta:editing-cycles>
    <meta:generator>OpenOffice.org/3.1$Win32 OpenOffice.org_project/310m11$Build-9399</meta:generator>
    <meta:document-statistic meta:table-count="7" meta:image-count="0" meta:object-count="0" meta:page-count="5" meta:paragraph-count="149" meta:word-count="1172" meta:character-count="6373"/>
  </office:meta>
</office:document-meta>
</file>